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3.397cm" style:rel-column-width="13096*"/>
    </style:style>
    <style:style style:name="Table1.B" style:family="table-column">
      <style:table-column-properties style:column-width="3.401cm" style:rel-column-width="13109*"/>
    </style:style>
    <style:style style:name="Table1.C" style:family="table-column">
      <style:table-column-properties style:column-width="3.399cm" style:rel-column-width="13102*"/>
    </style:style>
    <style:style style:name="Table1.E" style:family="table-column">
      <style:table-column-properties style:column-width="3.403cm" style:rel-column-width="131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7" style:family="paragraph" style:parent-style-name="Table_20_Contents">
      <style:text-properties fo:font-size="12pt" officeooo:paragraph-rsid="01d76b59" style:font-size-asian="12pt" style:font-size-complex="12pt"/>
    </style:style>
    <style:style style:name="P8" style:family="paragraph" style:parent-style-name="Table_20_Contents">
      <style:text-properties fo:font-size="12pt" officeooo:paragraph-rsid="01d76b59"/>
    </style:style>
    <style:style style:name="P9" style:family="paragraph" style:parent-style-name="Table_20_Contents">
      <style:text-properties fo:font-size="12pt" officeooo:rsid="027b98a3" officeooo:paragraph-rsid="027b98a3"/>
    </style:style>
    <style:style style:name="P10" style:family="paragraph" style:parent-style-name="Table_20_Contents">
      <style:text-properties fo:font-size="12pt" officeooo:rsid="02785a5b" officeooo:paragraph-rsid="029a8832"/>
    </style:style>
    <style:style style:name="P11" style:family="paragraph" style:parent-style-name="Table_20_Contents">
      <style:text-properties fo:font-size="12pt" officeooo:rsid="02785a5b" officeooo:paragraph-rsid="029dca2b"/>
    </style:style>
    <style:style style:name="P12" style:family="paragraph" style:parent-style-name="Table_20_Contents">
      <style:text-properties fo:font-size="12pt" officeooo:rsid="02afd138" officeooo:paragraph-rsid="02afd138"/>
    </style:style>
    <style:style style:name="P13" style:family="paragraph" style:parent-style-name="Table_20_Contents">
      <style:text-properties fo:font-size="12pt" officeooo:rsid="02b3de6e" officeooo:paragraph-rsid="02b3de6e"/>
    </style:style>
    <style:style style:name="P14" style:family="paragraph" style:parent-style-name="Table_20_Contents">
      <style:text-properties fo:font-size="12pt" officeooo:rsid="02b3de6e" officeooo:paragraph-rsid="035431cd"/>
    </style:style>
    <style:style style:name="P15" style:family="paragraph" style:parent-style-name="Table_20_Contents">
      <style:text-properties fo:font-size="12pt" officeooo:rsid="02b3de6e" officeooo:paragraph-rsid="039730b3"/>
    </style:style>
    <style:style style:name="P16" style:family="paragraph" style:parent-style-name="Table_20_Contents">
      <style:text-properties fo:font-size="12pt" officeooo:rsid="02b6b16e" officeooo:paragraph-rsid="02b6b16e"/>
    </style:style>
    <style:style style:name="P17" style:family="paragraph" style:parent-style-name="Table_20_Contents">
      <style:text-properties fo:font-size="12pt" officeooo:rsid="02b6b16e" officeooo:paragraph-rsid="02c4204a"/>
    </style:style>
    <style:style style:name="P18" style:family="paragraph" style:parent-style-name="Table_20_Contents">
      <style:text-properties fo:font-size="12pt" officeooo:rsid="02b6b16e" officeooo:paragraph-rsid="02c63e7b"/>
    </style:style>
    <style:style style:name="P19" style:family="paragraph" style:parent-style-name="Table_20_Contents">
      <style:text-properties fo:font-size="12pt" officeooo:paragraph-rsid="02c63e7b"/>
    </style:style>
    <style:style style:name="P20" style:family="paragraph" style:parent-style-name="Table_20_Contents">
      <style:text-properties fo:font-size="12pt" officeooo:rsid="02c71d12" officeooo:paragraph-rsid="02c71d12"/>
    </style:style>
    <style:style style:name="P21" style:family="paragraph" style:parent-style-name="Table_20_Contents">
      <style:text-properties fo:font-size="12pt" officeooo:rsid="02da00ce" officeooo:paragraph-rsid="02da00ce"/>
    </style:style>
    <style:style style:name="P22" style:family="paragraph" style:parent-style-name="Table_20_Contents">
      <style:text-properties fo:font-size="12pt" fo:font-weight="bold" officeooo:rsid="02b6b16e" officeooo:paragraph-rsid="02b6b16e" style:font-weight-asian="bold" style:font-weight-complex="bold"/>
    </style:style>
    <style:style style:name="P23" style:family="paragraph" style:parent-style-name="Table_20_Contents">
      <style:text-properties fo:font-size="12pt" officeooo:rsid="02ed71f5" officeooo:paragraph-rsid="02ed71f5"/>
    </style:style>
    <style:style style:name="P24" style:family="paragraph" style:parent-style-name="Table_20_Contents">
      <style:text-properties fo:font-size="12pt" fo:font-weight="normal" officeooo:rsid="03008bb5" officeooo:paragraph-rsid="02b6b16e" style:font-weight-asian="normal" style:font-weight-complex="normal"/>
    </style:style>
    <style:style style:name="P25" style:family="paragraph" style:parent-style-name="Table_20_Contents">
      <style:text-properties fo:font-size="12pt" fo:font-weight="normal" officeooo:rsid="033f1dc2" officeooo:paragraph-rsid="036269d0" style:font-weight-asian="normal" style:font-weight-complex="normal"/>
    </style:style>
    <style:style style:name="P26" style:family="paragraph" style:parent-style-name="Table_20_Contents">
      <style:text-properties fo:font-size="12pt" fo:font-weight="normal" officeooo:paragraph-rsid="037280ee" style:font-weight-asian="normal" style:font-weight-complex="normal"/>
    </style:style>
    <style:style style:name="P27" style:family="paragraph" style:parent-style-name="Table_20_Contents">
      <style:text-properties fo:font-size="12pt" fo:font-weight="normal" officeooo:rsid="02b6b16e" officeooo:paragraph-rsid="037280ee" style:font-weight-asian="normal" style:font-weight-complex="normal"/>
    </style:style>
    <style:style style:name="P28" style:family="paragraph" style:parent-style-name="Table_20_Contents">
      <style:text-properties fo:font-size="12pt" fo:font-weight="normal" officeooo:rsid="037280ee" officeooo:paragraph-rsid="037280ee" style:font-weight-asian="normal" style:font-weight-complex="normal"/>
    </style:style>
    <style:style style:name="P29" style:family="paragraph" style:parent-style-name="Table_20_Contents">
      <style:text-properties fo:font-size="12pt" officeooo:rsid="033f1dc2" officeooo:paragraph-rsid="033f1dc2"/>
    </style:style>
    <style:style style:name="P30" style:family="paragraph" style:parent-style-name="Table_20_Contents">
      <style:text-properties fo:font-size="12pt" officeooo:rsid="036e319e" officeooo:paragraph-rsid="036e319e"/>
    </style:style>
    <style:style style:name="P31" style:family="paragraph" style:parent-style-name="Table_20_Contents">
      <style:text-properties fo:font-size="12pt" officeooo:paragraph-rsid="036e319e"/>
    </style:style>
    <style:style style:name="P32" style:family="paragraph" style:parent-style-name="Table_20_Contents">
      <style:text-properties fo:font-size="12pt" officeooo:rsid="037280ee" officeooo:paragraph-rsid="037280ee"/>
    </style:style>
    <style:style style:name="P33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34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35" style:family="paragraph" style:parent-style-name="Table_20_Contents">
      <style:text-properties fo:font-size="14pt" officeooo:paragraph-rsid="009926ab" style:font-size-asian="14pt" style:font-size-complex="14pt"/>
    </style:style>
    <style:style style:name="P36" style:family="paragraph" style:parent-style-name="Table_20_Contents">
      <style:text-properties officeooo:paragraph-rsid="0125a940"/>
    </style:style>
    <style:style style:name="P37" style:family="paragraph" style:parent-style-name="Table_20_Contents">
      <style:text-properties officeooo:rsid="020c1f30" officeooo:paragraph-rsid="02165484"/>
    </style:style>
    <style:style style:name="P38" style:family="paragraph" style:parent-style-name="Table_20_Contents">
      <style:text-properties officeooo:rsid="020c1f30" officeooo:paragraph-rsid="020c1f30"/>
    </style:style>
    <style:style style:name="P39" style:family="paragraph" style:parent-style-name="Table_20_Contents">
      <style:text-properties officeooo:rsid="020c1f30" officeooo:paragraph-rsid="020ec3cf"/>
    </style:style>
    <style:style style:name="P40" style:family="paragraph" style:parent-style-name="Table_20_Contents">
      <style:text-properties officeooo:rsid="02007bc1" officeooo:paragraph-rsid="022674fe"/>
    </style:style>
    <style:style style:name="P41" style:family="paragraph" style:parent-style-name="Table_20_Contents">
      <style:text-properties officeooo:rsid="02007bc1" officeooo:paragraph-rsid="02007bc1"/>
    </style:style>
    <style:style style:name="P42" style:family="paragraph" style:parent-style-name="Table_20_Contents">
      <style:text-properties officeooo:rsid="02007bc1" officeooo:paragraph-rsid="0272c655"/>
    </style:style>
    <style:style style:name="P43" style:family="paragraph" style:parent-style-name="Table_20_Contents">
      <style:text-properties officeooo:rsid="02007bc1" officeooo:paragraph-rsid="029798bb"/>
    </style:style>
    <style:style style:name="P44" style:family="paragraph" style:parent-style-name="Table_20_Contents">
      <style:text-properties officeooo:rsid="02007bc1" officeooo:paragraph-rsid="02b3de6e"/>
    </style:style>
    <style:style style:name="P45" style:family="paragraph" style:parent-style-name="Table_20_Contents">
      <style:text-properties officeooo:rsid="02007bc1" officeooo:paragraph-rsid="02b6b16e"/>
    </style:style>
    <style:style style:name="P46" style:family="paragraph" style:parent-style-name="Table_20_Contents">
      <style:text-properties officeooo:rsid="02007bc1" officeooo:paragraph-rsid="02bebcc0"/>
    </style:style>
    <style:style style:name="P47" style:family="paragraph" style:parent-style-name="Table_20_Contents">
      <style:text-properties officeooo:rsid="02007bc1" officeooo:paragraph-rsid="02e7fffb"/>
    </style:style>
    <style:style style:name="P48" style:family="paragraph" style:parent-style-name="Table_20_Contents">
      <style:text-properties officeooo:rsid="02007bc1" officeooo:paragraph-rsid="030c7dcd"/>
    </style:style>
    <style:style style:name="P49" style:family="paragraph" style:parent-style-name="Table_20_Contents">
      <style:text-properties officeooo:rsid="02007bc1" officeooo:paragraph-rsid="034b70a2"/>
    </style:style>
    <style:style style:name="P50" style:family="paragraph" style:parent-style-name="Table_20_Contents">
      <style:text-properties officeooo:rsid="02007bc1" officeooo:paragraph-rsid="0376a707"/>
    </style:style>
    <style:style style:name="P51" style:family="paragraph" style:parent-style-name="Table_20_Contents">
      <style:text-properties officeooo:rsid="02112d52" officeooo:paragraph-rsid="02112d52"/>
    </style:style>
    <style:style style:name="P52" style:family="paragraph" style:parent-style-name="Table_20_Contents">
      <style:text-properties officeooo:rsid="01cd16ac" officeooo:paragraph-rsid="01cd16ac"/>
    </style:style>
    <style:style style:name="P53" style:family="paragraph" style:parent-style-name="Table_20_Contents">
      <style:text-properties officeooo:paragraph-rsid="01318df1"/>
    </style:style>
    <style:style style:name="P54" style:family="paragraph" style:parent-style-name="Table_20_Contents">
      <style:text-properties officeooo:rsid="000e00e5" officeooo:paragraph-rsid="01b051ca"/>
    </style:style>
    <style:style style:name="P55" style:family="paragraph" style:parent-style-name="Table_20_Contents">
      <style:text-properties officeooo:rsid="000e00e5" officeooo:paragraph-rsid="016b23fd"/>
    </style:style>
    <style:style style:name="P56" style:family="paragraph" style:parent-style-name="Table_20_Contents">
      <style:text-properties officeooo:rsid="000e00e5" officeooo:paragraph-rsid="012ecb6a"/>
    </style:style>
    <style:style style:name="P57" style:family="paragraph" style:parent-style-name="Table_20_Contents">
      <style:text-properties officeooo:rsid="000e00e5" officeooo:paragraph-rsid="00ff1726"/>
    </style:style>
    <style:style style:name="P58" style:family="paragraph" style:parent-style-name="Table_20_Contents">
      <style:text-properties officeooo:rsid="000e00e5" officeooo:paragraph-rsid="0068b399"/>
    </style:style>
    <style:style style:name="P59" style:family="paragraph" style:parent-style-name="Table_20_Contents">
      <style:text-properties officeooo:rsid="000e00e5" officeooo:paragraph-rsid="000e00e5"/>
    </style:style>
    <style:style style:name="P60" style:family="paragraph" style:parent-style-name="Table_20_Contents">
      <style:text-properties officeooo:rsid="019e3055" officeooo:paragraph-rsid="019e3055"/>
    </style:style>
    <style:style style:name="P61" style:family="paragraph" style:parent-style-name="Table_20_Contents">
      <style:text-properties officeooo:paragraph-rsid="009926ab"/>
    </style:style>
    <style:style style:name="P62" style:family="paragraph" style:parent-style-name="Table_20_Contents">
      <style:text-properties officeooo:paragraph-rsid="018bcc13"/>
    </style:style>
    <style:style style:name="P63" style:family="paragraph" style:parent-style-name="Table_20_Contents">
      <style:text-properties officeooo:rsid="005a9e92" officeooo:paragraph-rsid="0133410a"/>
    </style:style>
    <style:style style:name="P64" style:family="paragraph" style:parent-style-name="Table_20_Contents">
      <style:text-properties officeooo:rsid="005a9e92" officeooo:paragraph-rsid="011685de"/>
    </style:style>
    <style:style style:name="P65" style:family="paragraph" style:parent-style-name="Table_20_Contents">
      <style:text-properties officeooo:paragraph-rsid="0179452c"/>
    </style:style>
    <style:style style:name="P66" style:family="paragraph" style:parent-style-name="Table_20_Contents">
      <style:text-properties officeooo:rsid="0168123f" officeooo:paragraph-rsid="0168123f"/>
    </style:style>
    <style:style style:name="P67" style:family="paragraph" style:parent-style-name="Table_20_Contents">
      <style:text-properties officeooo:rsid="0133410a" officeooo:paragraph-rsid="0133410a"/>
    </style:style>
    <style:style style:name="P68" style:family="paragraph" style:parent-style-name="Table_20_Contents">
      <style:text-properties officeooo:rsid="0146cf55" officeooo:paragraph-rsid="014bee7c"/>
    </style:style>
    <style:style style:name="P69" style:family="paragraph" style:parent-style-name="Table_20_Contents">
      <style:text-properties officeooo:paragraph-rsid="0082f19c"/>
    </style:style>
    <style:style style:name="P70" style:family="paragraph" style:parent-style-name="Table_20_Contents">
      <style:text-properties officeooo:rsid="00706026" officeooo:paragraph-rsid="00706026"/>
    </style:style>
    <style:style style:name="P71" style:family="paragraph" style:parent-style-name="Table_20_Contents">
      <style:text-properties officeooo:paragraph-rsid="006e8247"/>
    </style:style>
    <style:style style:name="P72" style:family="paragraph" style:parent-style-name="Table_20_Contents">
      <style:text-properties officeooo:paragraph-rsid="006c48dc"/>
    </style:style>
    <style:style style:name="P73" style:family="paragraph" style:parent-style-name="Table_20_Contents">
      <style:text-properties officeooo:paragraph-rsid="005ea966"/>
    </style:style>
    <style:style style:name="P74" style:family="paragraph" style:parent-style-name="Table_20_Contents">
      <style:text-properties officeooo:paragraph-rsid="005d89a9"/>
    </style:style>
    <style:style style:name="P75" style:family="paragraph" style:parent-style-name="Table_20_Contents">
      <style:text-properties officeooo:rsid="0274607a" officeooo:paragraph-rsid="0274607a"/>
    </style:style>
    <style:style style:name="P76" style:family="paragraph" style:parent-style-name="Table_20_Contents">
      <style:text-properties officeooo:rsid="02785a5b" officeooo:paragraph-rsid="02785a5b"/>
    </style:style>
    <style:style style:name="P77" style:family="paragraph" style:parent-style-name="Table_20_Contents">
      <style:text-properties officeooo:rsid="02a8f36a" officeooo:paragraph-rsid="02a8f36a"/>
    </style:style>
    <style:style style:name="P78" style:family="paragraph" style:parent-style-name="Table_20_Contents">
      <style:text-properties officeooo:rsid="02b3de6e" officeooo:paragraph-rsid="02b3de6e"/>
    </style:style>
    <style:style style:name="P79" style:family="paragraph" style:parent-style-name="Table_20_Contents">
      <style:text-properties officeooo:rsid="02b3de6e" officeooo:paragraph-rsid="02c21a3d"/>
    </style:style>
    <style:style style:name="P80" style:family="paragraph" style:parent-style-name="Table_20_Contents">
      <style:text-properties officeooo:rsid="02b3de6e" officeooo:paragraph-rsid="035a19bd"/>
    </style:style>
    <style:style style:name="P81" style:family="paragraph" style:parent-style-name="Table_20_Contents">
      <style:text-properties officeooo:rsid="02b3de6e" officeooo:paragraph-rsid="039730b3"/>
    </style:style>
    <style:style style:name="P82" style:family="paragraph" style:parent-style-name="Table_20_Contents">
      <style:text-properties officeooo:rsid="02b6b16e" officeooo:paragraph-rsid="02b6b16e"/>
    </style:style>
    <style:style style:name="P83" style:family="paragraph" style:parent-style-name="Table_20_Contents">
      <style:text-properties fo:color="#ffc66d" style:font-name="JetBrains Mono" fo:font-size="9.80000019073486pt" officeooo:rsid="02cc3176" officeooo:paragraph-rsid="02c71d12"/>
    </style:style>
    <style:style style:name="P84" style:family="paragraph" style:parent-style-name="Table_20_Contents">
      <style:text-properties officeooo:rsid="038505c0" officeooo:paragraph-rsid="038505c0"/>
    </style:style>
    <style:style style:name="P85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86" style:family="paragraph" style:parent-style-name="Table_20_Contents">
      <style:text-properties fo:font-size="12pt" fo:font-weight="bold" officeooo:rsid="02b6b16e" officeooo:paragraph-rsid="02b6b16e" style:font-weight-asian="bold" style:font-weight-complex="bold"/>
    </style:style>
    <style:style style:name="P87" style:family="paragraph" style:parent-style-name="Table_20_Contents">
      <style:text-properties fo:font-size="12pt" officeooo:rsid="02b6b16e" officeooo:paragraph-rsid="02c63e7b"/>
    </style:style>
    <style:style style:name="P88" style:family="paragraph" style:parent-style-name="Table_20_Contents">
      <style:text-properties fo:font-size="12pt" officeooo:rsid="02b3de6e" officeooo:paragraph-rsid="03a704f6"/>
    </style:style>
    <style:style style:name="P89" style:family="paragraph" style:parent-style-name="Table_20_Contents">
      <style:text-properties officeooo:rsid="02007bc1" officeooo:paragraph-rsid="03a5c15d"/>
    </style:style>
    <style:style style:name="P90" style:family="paragraph" style:parent-style-name="Table_20_Contents">
      <style:text-properties officeooo:rsid="02b3de6e" officeooo:paragraph-rsid="02c21a3d"/>
    </style:style>
    <style:style style:name="P91" style:family="paragraph" style:parent-style-name="Table_20_Contents">
      <style:text-properties officeooo:rsid="02b3de6e" officeooo:paragraph-rsid="03a61991"/>
    </style:style>
    <style:style style:name="P92" style:family="paragraph" style:parent-style-name="Table_20_Contents">
      <style:text-properties officeooo:rsid="02b6b16e" officeooo:paragraph-rsid="03b51b58"/>
    </style:style>
    <style:style style:name="P93" style:family="paragraph" style:parent-style-name="Table_20_Contents">
      <style:text-properties officeooo:rsid="02b6b16e" officeooo:paragraph-rsid="03b60660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94531"/>
    </style:style>
    <style:style style:name="T54" style:family="text">
      <style:text-properties officeooo:rsid="02194d13"/>
    </style:style>
    <style:style style:name="T55" style:family="text">
      <style:text-properties officeooo:rsid="022674fe"/>
    </style:style>
    <style:style style:name="T56" style:family="text">
      <style:text-properties officeooo:rsid="0228462a"/>
    </style:style>
    <style:style style:name="T57" style:family="text">
      <style:text-properties officeooo:rsid="022d10ca"/>
    </style:style>
    <style:style style:name="T58" style:family="text">
      <style:text-properties fo:color="#a9b7c6" style:font-name="JetBrains Mono" fo:font-size="9.80000019073486pt"/>
    </style:style>
    <style:style style:name="T59" style:family="text">
      <style:text-properties style:font-size-asian="12pt" style:font-size-complex="12pt"/>
    </style:style>
    <style:style style:name="T60" style:family="text">
      <style:text-properties officeooo:rsid="022f2918" style:font-size-asian="12pt" style:font-size-complex="12pt"/>
    </style:style>
    <style:style style:name="T61" style:family="text">
      <style:text-properties officeooo:rsid="0230f82b"/>
    </style:style>
    <style:style style:name="T62" style:family="text">
      <style:text-properties officeooo:rsid="02389022"/>
    </style:style>
    <style:style style:name="T63" style:family="text">
      <style:text-properties officeooo:rsid="023c1311"/>
    </style:style>
    <style:style style:name="T64" style:family="text">
      <style:text-properties officeooo:rsid="0243659e"/>
    </style:style>
    <style:style style:name="T65" style:family="text">
      <style:text-properties officeooo:rsid="0244bf85"/>
    </style:style>
    <style:style style:name="T66" style:family="text">
      <style:text-properties officeooo:rsid="027b5b7b"/>
    </style:style>
    <style:style style:name="T67" style:family="text">
      <style:text-properties officeooo:rsid="027e67bf"/>
    </style:style>
    <style:style style:name="T68" style:family="text">
      <style:text-properties officeooo:rsid="0287de7e"/>
    </style:style>
    <style:style style:name="T69" style:family="text">
      <style:text-properties officeooo:rsid="02978cc0"/>
    </style:style>
    <style:style style:name="T70" style:family="text">
      <style:text-properties officeooo:rsid="029a8832"/>
    </style:style>
    <style:style style:name="T71" style:family="text">
      <style:text-properties officeooo:rsid="02a6bd69"/>
    </style:style>
    <style:style style:name="T72" style:family="text">
      <style:text-properties officeooo:rsid="02c21a3d"/>
    </style:style>
    <style:style style:name="T73" style:family="text">
      <style:text-properties officeooo:rsid="02c4204a"/>
    </style:style>
    <style:style style:name="T74" style:family="text">
      <style:text-properties officeooo:rsid="02c4e46a"/>
    </style:style>
    <style:style style:name="T75" style:family="text">
      <style:text-properties fo:color="#ffc66d" style:font-name="JetBrains Mono" fo:font-size="9.80000019073486pt"/>
    </style:style>
    <style:style style:name="T76" style:family="text">
      <style:text-properties officeooo:rsid="02b6b16e"/>
    </style:style>
    <style:style style:name="T77" style:family="text">
      <style:text-properties officeooo:rsid="02cc3176"/>
    </style:style>
    <style:style style:name="T78" style:family="text">
      <style:text-properties officeooo:rsid="02da00ce"/>
    </style:style>
    <style:style style:name="T79" style:family="text">
      <style:text-properties officeooo:rsid="02e26d2d"/>
    </style:style>
    <style:style style:name="T80" style:family="text">
      <style:text-properties officeooo:rsid="02e8d5a0"/>
    </style:style>
    <style:style style:name="T81" style:family="text">
      <style:text-properties officeooo:rsid="02ec43ab"/>
    </style:style>
    <style:style style:name="T82" style:family="text">
      <style:text-properties officeooo:rsid="02eeb2c6"/>
    </style:style>
    <style:style style:name="T83" style:family="text">
      <style:text-properties officeooo:rsid="02efdb52"/>
    </style:style>
    <style:style style:name="T84" style:family="text">
      <style:text-properties officeooo:rsid="02f5e46b"/>
    </style:style>
    <style:style style:name="T85" style:family="text">
      <style:text-properties officeooo:rsid="02f67473"/>
    </style:style>
    <style:style style:name="T86" style:family="text">
      <style:text-properties officeooo:rsid="02f83838"/>
    </style:style>
    <style:style style:name="T87" style:family="text">
      <style:text-properties officeooo:rsid="02f96716"/>
    </style:style>
    <style:style style:name="T88" style:family="text">
      <style:text-properties officeooo:rsid="03008bb5"/>
    </style:style>
    <style:style style:name="T89" style:family="text">
      <style:text-properties fo:font-weight="normal" officeooo:rsid="03008bb5" style:font-weight-asian="normal" style:font-weight-complex="normal"/>
    </style:style>
    <style:style style:name="T90" style:family="text">
      <style:text-properties fo:font-weight="normal" officeooo:rsid="038ae9af" style:font-weight-asian="normal" style:font-weight-complex="normal"/>
    </style:style>
    <style:style style:name="T91" style:family="text">
      <style:text-properties fo:font-weight="normal" officeooo:rsid="039730b3" style:font-weight-asian="normal" style:font-weight-complex="normal"/>
    </style:style>
    <style:style style:name="T92" style:family="text">
      <style:text-properties fo:font-weight="normal" officeooo:rsid="039c9ecc" style:font-weight-asian="normal" style:font-weight-complex="normal"/>
    </style:style>
    <style:style style:name="T93" style:family="text">
      <style:text-properties officeooo:rsid="030e71c0"/>
    </style:style>
    <style:style style:name="T94" style:family="text">
      <style:text-properties officeooo:rsid="03232d17"/>
    </style:style>
    <style:style style:name="T95" style:family="text">
      <style:text-properties officeooo:rsid="032ed668"/>
    </style:style>
    <style:style style:name="T96" style:family="text">
      <style:text-properties officeooo:rsid="033e71d5"/>
    </style:style>
    <style:style style:name="T97" style:family="text">
      <style:text-properties officeooo:rsid="0341cffa"/>
    </style:style>
    <style:style style:name="T98" style:family="text">
      <style:text-properties officeooo:rsid="034f777b"/>
    </style:style>
    <style:style style:name="T99" style:family="text">
      <style:text-properties fo:font-size="12pt"/>
    </style:style>
    <style:style style:name="T100" style:family="text">
      <style:text-properties fo:font-size="12pt" officeooo:rsid="034f777b"/>
    </style:style>
    <style:style style:name="T101" style:family="text">
      <style:text-properties fo:font-size="12pt" fo:font-weight="normal" officeooo:rsid="038ae9af" style:font-weight-asian="normal" style:font-weight-complex="normal"/>
    </style:style>
    <style:style style:name="T102" style:family="text">
      <style:text-properties fo:font-size="12pt" fo:font-weight="normal" officeooo:rsid="039730b3" style:font-weight-asian="normal" style:font-weight-complex="normal"/>
    </style:style>
    <style:style style:name="T103" style:family="text">
      <style:text-properties fo:font-size="12pt" officeooo:rsid="03a914c0"/>
    </style:style>
    <style:style style:name="T104" style:family="text">
      <style:text-properties fo:font-size="12pt" officeooo:rsid="03adfa35"/>
    </style:style>
    <style:style style:name="T105" style:family="text">
      <style:text-properties fo:font-size="12pt" officeooo:rsid="03b51b58"/>
    </style:style>
    <style:style style:name="T106" style:family="text">
      <style:text-properties fo:font-size="12pt" officeooo:rsid="03b60660"/>
    </style:style>
    <style:style style:name="T107" style:family="text">
      <style:text-properties officeooo:rsid="036e319e"/>
    </style:style>
    <style:style style:name="T108" style:family="text">
      <style:text-properties fo:color="#6a8759" style:font-name="JetBrains Mono" fo:font-size="9.80000019073486pt"/>
    </style:style>
    <style:style style:name="T109" style:family="text">
      <style:text-properties fo:color="#bababa" style:font-name="JetBrains Mono" fo:font-size="9.80000019073486pt"/>
    </style:style>
    <style:style style:name="T110" style:family="text">
      <style:text-properties officeooo:rsid="037409e5"/>
    </style:style>
    <style:style style:name="T111" style:family="text">
      <style:text-properties officeooo:rsid="03796e05"/>
    </style:style>
    <style:style style:name="T112" style:family="text">
      <style:text-properties officeooo:rsid="03873f7c"/>
    </style:style>
    <style:style style:name="T113" style:family="text">
      <style:text-properties officeooo:rsid="0388aefc"/>
    </style:style>
    <style:style style:name="T114" style:family="text">
      <style:text-properties officeooo:rsid="038ae9af"/>
    </style:style>
    <style:style style:name="T115" style:family="text">
      <style:text-properties officeooo:rsid="039e4d42"/>
    </style:style>
    <style:style style:name="T116" style:family="text">
      <style:text-properties officeooo:rsid="03a5c15d"/>
    </style:style>
    <style:style style:name="T117" style:family="text">
      <style:text-properties officeooo:rsid="03a6010d"/>
    </style:style>
    <style:style style:name="T118" style:family="text">
      <style:text-properties officeooo:rsid="03a61991"/>
    </style:style>
    <style:style style:name="T119" style:family="text">
      <style:text-properties officeooo:rsid="03a704f6"/>
    </style:style>
    <style:style style:name="T120" style:family="text">
      <style:text-properties officeooo:rsid="03a914c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59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74">-<text:span text:style-name="T3">&gt; Reading: Odoo doc 14</text:span></text:p>
          </table:table-cell>
          <table:table-cell table:style-name="Table1.E2" office:value-type="string">
            <text:p text:style-name="P73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58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72">-<text:span text:style-name="T3">&gt; Reading: qweb-pdf </text:span></text:p>
          </table:table-cell>
          <table:table-cell table:style-name="Table1.A2" office:value-type="string">
            <text:p text:style-name="P71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70">method</text:p>
            <text:p text:style-name="P70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58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69">-<text:span text:style-name="T3">&gt; Task Implementation(Hotel Management)</text:span></text:p>
            <text:p text:style-name="P69">-<text:span text:style-name="T8">&gt; Created xml for mail template</text:span></text:p>
            <text:p text:style-name="P69">-<text:span text:style-name="T15">&gt; set mail_from, mail_to to res.partner</text:span></text:p>
            <text:p text:style-name="P69"/>
          </table:table-cell>
          <table:table-cell table:style-name="Table1.A2" office:value-type="string">
            <text:p text:style-name="P61">-<text:span text:style-name="T3">&gt; Task Implementation(Hotel Management)</text:span></text:p>
            <text:p text:style-name="P61">-<text:span text:style-name="T16">&gt; function to calc room price, used onchange and calculate.</text:span></text:p>
            <text:p text:style-name="P61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57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64">Reading: Odoo doc 14</text:p>
          </table:table-cell>
          <table:table-cell table:style-name="Table1.A2" office:value-type="string">
            <text:p text:style-name="P61">-<text:span text:style-name="T23">&gt; Task implementation</text:span></text:p>
            <text:p text:style-name="P61">-<text:span text:style-name="T23">&gt; Reading: how to print xlsx report </text:span></text:p>
          </table:table-cell>
          <table:table-cell table:style-name="Table1.E2" office:value-type="string">
            <text:p text:style-name="P36">-<text:span text:style-name="T23">&gt; New Task :</text:span></text:p>
            <text:p text:style-name="P68">Create wizard and take 2 fields start date and end date, search all registrations between these 2 dates</text:p>
            <text:p text:style-name="P68">-<text:span text:style-name="T26">&gt; created menu for wizard</text:span>.</text:p>
            <text:p text:style-name="P36">-<text:span text:style-name="T23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56"><text:span text:style-name="T19">23</text:span>/03/21</text:p>
          </table:table-cell>
          <table:table-cell table:style-name="Table1.A2" office:value-type="string">
            <text:p text:style-name="P53">-<text:span text:style-name="T23">&gt; created domain for xlsx report</text:span></text:p>
            <text:p text:style-name="P53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63">-<text:span text:style-name="T24">&gt; added more fields in report like guests, amount</text:span></text:p>
            <text:p text:style-name="P67">-&gt; used formula in report to calclulate total amount. </text:p>
          </table:table-cell>
          <table:table-cell table:style-name="Table1.A2" office:value-type="string">
            <text:p text:style-name="P61">-<text:span text:style-name="T25">&gt; created attachment url to download xlsx report on button click.</text:span></text:p>
            <text:p text:style-name="P61">-<text:span text:style-name="T27">&gt; Reading: Worksheet class</text:span></text:p>
          </table:table-cell>
          <table:table-cell table:style-name="Table1.E2" office:value-type="string">
            <text:p text:style-name="P36">-<text:span text:style-name="T28">&gt; New task:</text:span></text:p>
            <text:p text:style-name="P66">Smart button</text:p>
            <text:p text:style-name="P66">-&gt; Created smart button</text:p>
            <text:p text:style-name="P66"/>
          </table:table-cell>
        </table:table-row>
        <table:table-row>
          <table:table-cell table:style-name="Table1.A2" office:value-type="string">
            <text:p text:style-name="P55"><text:span text:style-name="T19">24</text:span>/03/21</text:p>
          </table:table-cell>
          <table:table-cell table:style-name="Table1.A2" office:value-type="string">
            <text:p text:style-name="P53">-<text:span text:style-name="T29">&gt; Added field ‘registration count’ with smart button to count number of registrations</text:span></text:p>
            <text:p text:style-name="P65">-<text:span text:style-name="T29">&gt; created function for smart button.</text:span></text:p>
          </table:table-cell>
          <table:table-cell table:style-name="Table1.A2" office:value-type="string">
            <text:p text:style-name="P63">-<text:span text:style-name="T30">&gt; Created function to count number of registrations</text:span></text:p>
            <text:p text:style-name="P62"><text:span text:style-name="T3">-&gt; understanding code: </text:span><text:span text:style-name="T13">action_view_invoice </text:span><text:span text:style-name="T14">from sale.py</text:span></text:p>
            <text:p text:style-name="P3"/>
            <text:p text:style-name="P2"/>
          </table:table-cell>
          <table:table-cell table:style-name="Table1.A2" office:value-type="string">
            <text:p text:style-name="P61">-<text:span text:style-name="T31">&gt; used domain for registration </text:span></text:p>
            <text:p text:style-name="P61">-<text:span text:style-name="T32">&gt; Reading: Actions</text:span></text:p>
            <text:p text:style-name="P61">-<text:span text:style-name="T33">&gt; Reading: Read excel file in python</text:span></text:p>
            <text:p text:style-name="P61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36">-<text:span text:style-name="T34">&gt; New Task:</text:span></text:p>
            <text:p text:style-name="P60">read data from excel file and create records <text:span text:style-name="T36">given in file</text:span></text:p>
            <text:p text:style-name="P60">-&gt; Created Wizard to import excel file</text:p>
            <text:p text:style-name="P60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54"><text:span text:style-name="T19">25</text:span>/03/21</text:p>
          </table:table-cell>
          <table:table-cell table:style-name="Table1.A2" office:value-type="string">
            <text:p text:style-name="P53">-<text:span text:style-name="T37">&gt; Created wizard for success message</text:span></text:p>
            <text:p text:style-name="P52">-&gt; Created form view for wizard</text:p>
            <text:p text:style-name="P52">-<text:span text:style-name="T38">&gt; Success Message show when importing excel file is done.</text:span></text:p>
          </table:table-cell>
          <table:table-cell table:style-name="Table1.A2" office:value-type="string">
            <text:p text:style-name="P7"><text:span text:style-name="T3">-&gt; Solved error: </text:span><text:span text:style-name="T39">.</text:span><text:span text:style-name="T40">invalid literal for int() with base 10: "1.5"</text:span></text:p>
            <text:p text:style-name="P33"/>
            <text:p text:style-name="P7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35">-<text:span text:style-name="T42">&gt; New task: add button before product_id in sale.order module and upload excel sheet from wizard. Products will be added in sale.order.lines</text:span></text:p>
            <text:p text:style-name="P35">-<text:span text:style-name="T43">&gt; Created Wizard </text:span></text:p>
            <text:p text:style-name="P35">-<text:span text:style-name="T44">&gt; Added button before product_id in sale order</text:span></text:p>
          </table:table-cell>
          <table:table-cell table:style-name="Table1.E2" office:value-type="string">
            <text:p text:style-name="P36">-<text:span text:style-name="T45">&gt; on button click, wizard open</text:span></text:p>
            <text:p text:style-name="P36">-<text:span text:style-name="T46">&gt; excel file uploaded and products created on submit button of wizard</text:span></text:p>
            <text:p text:style-name="P36">-<text:span text:style-name="T47">&gt; used sale.order.line write method to automatically add products</text:span></text:p>
            <text:p text:style-name="P36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41">26/03/2021</text:p>
          </table:table-cell>
          <table:table-cell table:style-name="Table1.A2" office:value-type="string">
            <text:p text:style-name="P38">-<text:span text:style-name="T49">&gt; If product is already available in product.product then same product should not be creared</text:span></text:p>
            <text:p text:style-name="P38">-<text:span text:style-name="T50">&gt; If product is not available then </text:span><text:soft-page-break/><text:span text:style-name="T50">prodict should be crated:</text:span></text:p>
            <text:p text:style-name="P51">Done this task</text:p>
            <text:p text:style-name="P38"/>
          </table:table-cell>
          <table:table-cell table:style-name="Table1.A2" office:value-type="string">
            <text:p text:style-name="P7">-<text:span text:style-name="T51">&gt; Reading : Security file, odoo doc</text:span></text:p>
          </table:table-cell>
          <table:table-cell table:style-name="Table1.A2" office:value-type="string">
            <text:p text:style-name="P37"/>
            <text:p text:style-name="P37">Reading: Group and Ir rule in odoo</text:p>
            <text:p text:style-name="P39"/>
            <text:p text:style-name="P34">-<text:span text:style-name="T52">&gt; Created Trainsient model by </text:span><text:soft-page-break/><text:span text:style-name="T52">inheriting sale order</text:span></text:p>
          </table:table-cell>
          <table:table-cell table:style-name="Table1.E2" office:value-type="string">
            <text:p text:style-name="P36">-<text:span text:style-name="T54">&gt; added new field sale limit in sales configuration setting</text:span></text:p>
            <text:p text:style-name="P36"/>
            <text:p text:style-name="P36">-<text:span text:style-name="T53">&gt; used set_values and get_values to save sale_limit </text:span><text:soft-page-break/><text:span text:style-name="T53">value</text:span></text:p>
          </table:table-cell>
        </table:table-row>
        <table:table-row>
          <table:table-cell table:style-name="Table1.A2" office:value-type="string">
            <text:p text:style-name="P40">2<text:span text:style-name="T55">7</text:span>/03/2021</text:p>
          </table:table-cell>
          <table:table-cell table:style-name="Table1.A2" office:value-type="string">
            <text:p text:style-name="P38">-<text:span text:style-name="T56">&gt; added to_approve state in statusbar</text:span></text:p>
            <text:p text:style-name="P38">-<text:span text:style-name="T57">&gt; override action_confirm method to change state if given condition is satisfied</text:span></text:p>
          </table:table-cell>
          <table:table-cell table:style-name="Table1.A2" office:value-type="string">
            <text:p text:style-name="P8"><text:span text:style-name="T59">-</text:span><text:span text:style-name="T60">&gt; inherited </text:span><text:span text:style-name="T58">res.config.settings</text:span></text:p>
            <text:p text:style-name="P6">to add field to its proper position with some css</text:p>
            <text:p text:style-name="P6">-&gt; <text:span text:style-name="T61">Created a group: sales limit</text:span></text:p>
            <text:p text:style-name="P6"/>
            <text:p text:style-name="P6"/>
          </table:table-cell>
          <table:table-cell table:style-name="Table1.A2" office:value-type="string">
            <text:p text:style-name="P37">-<text:span text:style-name="T62">&gt; Only users that has access of sales_limit can approve sale order</text:span></text:p>
            <text:p text:style-name="P37">-<text:span text:style-name="T63">&gt; Added button in sale form with some condition(used: attrs)</text:span></text:p>
          </table:table-cell>
          <table:table-cell table:style-name="Table1.E2" office:value-type="string">
            <text:p text:style-name="P36">-<text:span text:style-name="T64">&gt; Created a menu <text:s/>“To Approve” in sale-&gt;order</text:span></text:p>
            <text:p text:style-name="P36">-<text:span text:style-name="T65">&gt; This menu should display only sales orders which has state as “to_approve”(used domain)</text:span></text:p>
            <text:p text:style-name="P36">-<text:span text:style-name="T65">&gt; Task Done.</text:span></text:p>
          </table:table-cell>
        </table:table-row>
        <table:table-row>
          <table:table-cell table:style-name="Table1.A2" office:value-type="string">
            <text:p text:style-name="P42"><text:span text:style-name="T69">30</text:span>/03/2021</text:p>
          </table:table-cell>
          <table:table-cell table:style-name="Table1.A2" office:value-type="string">
            <text:p text:style-name="P75">Reading: Groups in odoo</text:p>
          </table:table-cell>
          <table:table-cell table:style-name="Table1.A2" office:value-type="string">
            <text:p text:style-name="P9">Reading: <text:span text:style-name="T67">Odoo do c 14</text:span></text:p>
          </table:table-cell>
          <table:table-cell table:style-name="Table1.A2" office:value-type="string">
            <text:p text:style-name="P76">Understanding sale functional <text:span text:style-name="T68">F</text:span>low<text:span text:style-name="T66">(Odoo e-learning)</text:span></text:p>
          </table:table-cell>
          <table:table-cell table:style-name="Table1.E2" office:value-type="string">
            <text:p text:style-name="P76">Understanding sale functional <text:span text:style-name="T68">F</text:span>low</text:p>
          </table:table-cell>
        </table:table-row>
        <table:table-row>
          <table:table-cell table:style-name="Table1.A2" office:value-type="string">
            <text:p text:style-name="P43"><text:span text:style-name="T69">31</text:span>/03/2021</text:p>
          </table:table-cell>
          <table:table-cell table:style-name="Table1.A2" office:value-type="string">
            <text:p text:style-name="P76">Understanding sale functional <text:span text:style-name="T68">F</text:span>low</text:p>
          </table:table-cell>
          <table:table-cell table:style-name="Table1.A2" office:value-type="string">
            <text:p text:style-name="P10">Understanding <text:span text:style-name="T70">Landed Cost(inventory)</text:span></text:p>
          </table:table-cell>
          <table:table-cell table:style-name="Table1.A2" office:value-type="string">
            <text:p text:style-name="P11">Understanding <text:span text:style-name="T70">Landed Cost(inventory)</text:span></text:p>
          </table:table-cell>
          <table:table-cell table:style-name="Table1.E2" office:value-type="string">
            <text:p text:style-name="P11">Understanding <text:span text:style-name="T70">Landed Cost(inventory)</text:span></text:p>
          </table:table-cell>
        </table:table-row>
        <table:table-row>
          <table:table-cell table:style-name="Table1.A2" office:value-type="string">
            <text:p text:style-name="P44"><text:span text:style-name="T71">01</text:span>/0<text:span text:style-name="T71">4</text:span>/2021</text:p>
          </table:table-cell>
          <table:table-cell table:style-name="Table1.A2" office:value-type="string">
            <text:p text:style-name="P77">Reading: Landed Cost</text:p>
          </table:table-cell>
          <table:table-cell table:style-name="Table1.A2" office:value-type="string">
            <text:p text:style-name="P12"><text:s/>Checked Point Of Sale module </text:p>
          </table:table-cell>
          <table:table-cell table:style-name="Table1.A2" office:value-type="string">
            <text:p text:style-name="P12">Implementation: POS Functional Flow</text:p>
          </table:table-cell>
          <table:table-cell table:style-name="Table1.E2" office:value-type="string">
            <text:p text:style-name="P12">Checked Diff between POS and Sale Module.</text:p>
          </table:table-cell>
        </table:table-row>
        <table:table-row>
          <table:table-cell table:style-name="Table1.A2" office:value-type="string">
            <text:p text:style-name="P44"><text:span text:style-name="T71">02</text:span>/0<text:span text:style-name="T71">4</text:span>/2021</text:p>
          </table:table-cell>
          <table:table-cell table:style-name="Table1.A2" office:value-type="string">
            <text:p text:style-name="P78">Learnt Sale Module from odoo e learning</text:p>
          </table:table-cell>
          <table:table-cell table:style-name="Table1.A2" office:value-type="string">
            <text:p text:style-name="P13">Learnt Sale Module from odoo e learning</text:p>
          </table:table-cell>
          <table:table-cell table:style-name="Table1.A2" office:value-type="string">
            <text:p text:style-name="P13">Learnt Sale Module from odoo e learning</text:p>
          </table:table-cell>
          <table:table-cell table:style-name="Table1.E2" office:value-type="string">
            <text:p text:style-name="P13">Task Implementation: Global Discount in sale module</text:p>
            <text:p text:style-name="P13">-&gt; Inherited Sale</text:p>
            <text:p text:style-name="P13">-&gt; Added 2 Field in sale form</text:p>
          </table:table-cell>
        </table:table-row>
        <table:table-row>
          <table:table-cell table:style-name="Table1.A2" office:value-type="string">
            <text:p text:style-name="P45"><text:span text:style-name="T71">03</text:span>/0<text:span text:style-name="T71">4</text:span>/2021</text:p>
          </table:table-cell>
          <table:table-cell table:style-name="Table1.A2" office:value-type="string">
            <text:p text:style-name="P82">-&gt; implementation of task:</text:p>
            <text:p text:style-name="P82">-&gt; <text:s/>inherited sale </text:p>
            <text:p text:style-name="P82">-&gt; added a global discount selection field)percentage and amount)</text:p>
          </table:table-cell>
          <table:table-cell table:style-name="Table1.A2" office:value-type="string">
            <text:p text:style-name="P16">implemented task :</text:p>
            <text:p text:style-name="P16">-&gt; If amount is more than total, raise error</text:p>
            <text:p text:style-name="P16">-&gt; if percentage is more than 100, raise error</text:p>
            <text:p text:style-name="P16">-&gt; override amount_all method to calculate total</text:p>
            <text:p text:style-name="P16"/>
          </table:table-cell>
          <table:table-cell table:style-name="Table1.A2" office:value-type="string">
            <text:p text:style-name="P16">implemented task :</text:p>
            <text:p text:style-name="P16">-&gt; Discount field added in quotation / order with proper format and position</text:p>
            <text:p text:style-name="P16">-&gt; Task Completed</text:p>
          </table:table-cell>
          <table:table-cell table:style-name="Table1.E2" office:value-type="string">
            <text:p text:style-name="P16">Reading: How to inherit and customise qweb-pdf report in odoo <text:s/></text:p>
          </table:table-cell>
        </table:table-row>
        <table:table-row>
          <table:table-cell table:style-name="Table1.A2" office:value-type="string">
            <text:p text:style-name="P46"><text:span text:style-name="T71">05</text:span>/0<text:span text:style-name="T71">4</text:span>/2021</text:p>
          </table:table-cell>
          <table:table-cell table:style-name="Table1.A2" office:value-type="string">
            <text:p text:style-name="P79">Learnt <text:span text:style-name="T72">Purchase</text:span> Module from odoo e learning</text:p>
          </table:table-cell>
          <table:table-cell table:style-name="Table1.A2" office:value-type="string">
            <text:p text:style-name="P18">implemented task :</text:p>
            <text:p text:style-name="P17">-<text:span text:style-name="T73">&gt; Add New field in sale module(in notebook) to add </text:span><text:soft-page-break/><text:span text:style-name="T73">signature</text:span></text:p>
            <text:p text:style-name="P17">-<text:span text:style-name="T74">&gt; Pass this signature to stock.picking and account.move</text:span></text:p>
            <text:p text:style-name="P17">-<text:span text:style-name="T74">&gt; inherited sale and added a filed signature in notebook</text:span></text:p>
            <text:p text:style-name="P17"/>
          </table:table-cell>
          <table:table-cell table:style-name="Table1.A2" office:value-type="string">
            <text:p text:style-name="P18">implemented task :</text:p>
            <text:p text:style-name="P19"><text:span text:style-name="T76">-&gt; Overrided </text:span><text:span text:style-name="T75">action_view_delivery</text:span></text:p>
            <text:p text:style-name="P20"><text:soft-page-break/>method and write on picking_ids to passed signature</text:p>
            <text:p text:style-name="P20"/>
            <text:p text:style-name="P20">-<text:span text:style-name="T77">&gt; Inherited stock.picking and account.move and added field signature in both module(added signature field in n otebook page)</text:span></text:p>
            <text:p text:style-name="P20"/>
            <text:p text:style-name="P83"/>
          </table:table-cell>
          <table:table-cell table:style-name="Table1.E2" office:value-type="string">
            <text:p text:style-name="P22">-<text:span text:style-name="T79">&gt; Session: 28 Min</text:span></text:p>
            <text:p text:style-name="P22"/>
            <text:p text:style-name="P16">-<text:span text:style-name="T78">&gt; New Task:</text:span></text:p>
            <text:p text:style-name="P21">Connect odoo <text:soft-page-break/>with xmlrpc</text:p>
            <text:p text:style-name="P21">-&gt; Reading: How to connect odoo with xmlrpc</text:p>
            <text:p text:style-name="P21">-&gt; Implemened connection</text:p>
            <text:p text:style-name="P21">-&gt; Connection established</text:p>
            <text:p text:style-name="P21"/>
          </table:table-cell>
        </table:table-row>
        <table:table-row>
          <table:table-cell table:style-name="Table1.A2" office:value-type="string">
            <text:p text:style-name="P47"><text:span text:style-name="T71">06</text:span>/0<text:span text:style-name="T71">4</text:span>/2021</text:p>
          </table:table-cell>
          <table:table-cell table:style-name="Table1.A2" office:value-type="string">
            <text:p text:style-name="P79">-<text:span text:style-name="T80">&gt; Tried search, create query with xmlrpc</text:span></text:p>
          </table:table-cell>
          <table:table-cell table:style-name="Table1.A2" office:value-type="string">
            <text:p text:style-name="P18">-<text:span text:style-name="T81">&gt; New task:</text:span></text:p>
            <text:p text:style-name="P23">Create products from xls file by xmlrpc</text:p>
            <text:p text:style-name="P23">-&gt; <text:span text:style-name="T82">Created xls file for new prodcuts</text:span></text:p>
            <text:p text:style-name="P23">-<text:span text:style-name="T82">&gt; Created new prodcuts by xmlrpc using write method</text:span></text:p>
            <text:p text:style-name="P23">-<text:span text:style-name="T83">&gt; task done.</text:span></text:p>
          </table:table-cell>
          <table:table-cell table:style-name="Table1.A2" office:value-type="string">
            <text:p text:style-name="P18">-<text:span text:style-name="T86">&gt; search in sale.order with xmlrpc </text:span></text:p>
            <text:p text:style-name="P18">-<text:span text:style-name="T87">&gt; write in sale.order with xmlrpc</text:span></text:p>
            <text:p text:style-name="P18">-<text:span text:style-name="T84">&gt; Checked Fiscal Position</text:span></text:p>
            <text:p text:style-name="P18">-<text:span text:style-name="T84">&gt; Implemened Fiscal Position</text:span></text:p>
            <text:p text:style-name="P18">-<text:span text:style-name="T85">&gt; Reading: Oncascade meaning</text:span></text:p>
          </table:table-cell>
          <table:table-cell table:style-name="Table1.E2" office:value-type="string">
            <text:p text:style-name="P22">-<text:span text:style-name="T88">&gt;</text:span><text:span text:style-name="T89"> New task: Pivot view</text:span></text:p>
            <text:p text:style-name="P24">-&gt; Created Pivot view for hotel room object</text:p>
            <text:p text:style-name="P24">-&gt; Created pivot view for hotel registration object</text:p>
          </table:table-cell>
        </table:table-row>
        <table:table-row>
          <table:table-cell table:style-name="Table1.A2" office:value-type="string">
            <text:p text:style-name="P48"><text:span text:style-name="T71">07</text:span>/0<text:span text:style-name="T71">4</text:span>/2021</text:p>
          </table:table-cell>
          <table:table-cell table:style-name="Table1.A2" office:value-type="string">
            <text:p text:style-name="P79">-<text:span text:style-name="T93">&gt; Created kanban view for hotel registration</text:span></text:p>
            <text:p text:style-name="P79">-<text:span text:style-name="T93">&gt; Tried adding some css in kanban view</text:span></text:p>
          </table:table-cell>
          <table:table-cell table:style-name="Table1.A2" office:value-type="string">
            <text:p text:style-name="P18">-<text:span text:style-name="T94">&gt; New task: Add global discount as a measure in sale order pivot view</text:span></text:p>
            <text:p text:style-name="P18">-<text:span text:style-name="T95">&gt; Inherited Sale order pivot view and added global dicount field as a measure using xpath</text:span></text:p>
            <text:p text:style-name="P18">-<text:span text:style-name="T95">&gt; replaced row month by SO number in sale pivot view using xpath </text:span></text:p>
          </table:table-cell>
          <table:table-cell table:style-name="Table1.A2" office:value-type="string">
            <text:p text:style-name="P18"><text:s/>-<text:span text:style-name="T96">&gt; New task: </text:span></text:p>
            <text:p text:style-name="P29">add product image in sale order line, stock.picking and account.move</text:p>
            <text:p text:style-name="P29">-<text:span text:style-name="T97">&gt; created related field for image</text:span></text:p>
            <text:p text:style-name="P29"/>
          </table:table-cell>
          <table:table-cell table:style-name="Table1.E2" office:value-type="string">
            <text:p text:style-name="P25">-&gt; I<text:span text:style-name="T97">nherited sale.order and added prodcut image field using xpath and related field.</text:span></text:p>
          </table:table-cell>
        </table:table-row>
        <table:table-row>
          <table:table-cell table:style-name="Table1.A2" office:value-type="string">
            <text:p text:style-name="P49"><text:span text:style-name="T71">08</text:span>/0<text:span text:style-name="T71">4</text:span>/2021</text:p>
          </table:table-cell>
          <table:table-cell table:style-name="Table1.A2" office:value-type="string">
            <text:p text:style-name="P80">-<text:span text:style-name="T98">&gt; Inherited stock.picking.line and added prodcut image using xpath </text:span><text:span text:style-name="T100">and related field.</text:span></text:p>
          </table:table-cell>
          <table:table-cell table:style-name="Table1.A2" office:value-type="string">
            <text:p text:style-name="P14">-<text:span text:style-name="T98">&gt; Inherited account.move.line and added prodcut image using xpath and related field.</text:span></text:p>
          </table:table-cell>
          <table:table-cell table:style-name="Table1.A2" office:value-type="string">
            <text:p text:style-name="P18">-<text:span text:style-name="T107">&gt; New task:</text:span></text:p>
            <text:p text:style-name="P30">add hour field in order_date of sale pivot view</text:p>
            <text:p text:style-name="P31"><text:span text:style-name="T107">-&gt;inherited </text:span><text:span text:style-name="T108">assets_backend</text:span></text:p>
            <text:p text:style-name="P32">and addes js file.</text:p>
            <text:p text:style-name="P32">-&gt; created js file and function to <text:soft-page-break/>load xml file</text:p>
          </table:table-cell>
          <table:table-cell table:style-name="Table1.E2" office:value-type="string">
            <text:p text:style-name="P26"><text:span text:style-name="T76">-&gt;created xml file <text:s/>and used </text:span><text:span text:style-name="T109">t-extend</text:span><text:span text:style-name="T108">=</text:span></text:p>
            <text:p text:style-name="P28"><text:s/>and t-jquery to inherit pivot view default fields</text:p>
            <text:p text:style-name="P27">-<text:span text:style-name="T110">&gt; that didnt work.</text:span></text:p>
          </table:table-cell>
        </table:table-row>
        <table:table-row>
          <table:table-cell table:style-name="Table1.A2" office:value-type="string">
            <text:p text:style-name="P50"><text:span text:style-name="T71">09</text:span>/0<text:span text:style-name="T71">4</text:span>/2021</text:p>
          </table:table-cell>
          <table:table-cell table:style-name="Table1.A2" office:value-type="string">
            <text:p text:style-name="P84">-<text:span text:style-name="T115">&gt; installed odoo 13.</text:span></text:p>
            <text:p text:style-name="P84">-&gt; tried same code <text:span text:style-name="T112">on</text:span> odoo 13 and it worked. </text:p>
          </table:table-cell>
          <table:table-cell table:style-name="Table1.A2" office:value-type="string">
            <text:p text:style-name="P81">-<text:span text:style-name="T111">&gt; </text:span><text:span text:style-name="T101">Understanding </text:span><text:span text:style-name="T102">workflow of</text:span><text:span text:style-name="T111"> ecommerce module.</text:span></text:p>
          </table:table-cell>
          <table:table-cell table:style-name="Table1.A2" office:value-type="string">
            <text:p text:style-name="P15">-<text:span text:style-name="T111">&gt; </text:span><text:span text:style-name="T90">Understanding </text:span><text:span text:style-name="T91">workflow of</text:span><text:span text:style-name="T111"> ecommerce module.</text:span></text:p>
          </table:table-cell>
          <table:table-cell table:style-name="Table1.E2" office:value-type="string">
            <text:p text:style-name="P22">-<text:span text:style-name="T113">&gt; </text:span><text:span text:style-name="T92">Reading: odoo doc 14</text:span></text:p>
            <text:p text:style-name="P22">-<text:span text:style-name="T114">&gt; </text:span><text:span text:style-name="T90">Understanding new task</text:span><text:span text:style-name="T114"> </text:span></text:p>
            <text:p text:style-name="P22"/>
            <text:p text:style-name="P22"/>
          </table:table-cell>
        </table:table-row>
        <table:table-row>
          <table:table-cell table:style-name="Table1.A2" office:value-type="string">
            <text:p text:style-name="P89"><text:span text:style-name="T116">10</text:span>/0<text:span text:style-name="T71">4</text:span>/2021</text:p>
          </table:table-cell>
          <table:table-cell table:style-name="Table1.A2" office:value-type="string">
            <text:p text:style-name="P91">-<text:span text:style-name="T117">&gt; New task: </text:span></text:p>
            <text:p text:style-name="P91">------------------<text:span text:style-name="T117">create doctor.appointment </text:span></text:p>
            <text:p text:style-name="P79">-<text:span text:style-name="T118">&gt; create appointment menu in website</text:span></text:p>
            <text:p text:style-name="P79">-<text:span text:style-name="T118">&gt; create appointment form and on submit button, data should be inserted in doctor.appointment model</text:span></text:p>
            <text:p text:style-name="P79">------------------</text:p>
            <text:p text:style-name="P79">-<text:span text:style-name="T118">&gt; Created doctor.appointment object and fields</text:span></text:p>
          </table:table-cell>
          <table:table-cell table:style-name="Table1.A2" office:value-type="string">
            <text:p text:style-name="P88">-<text:span text:style-name="T118">&gt; Created doctor.appointment tree and form view</text:span></text:p>
            <text:p text:style-name="P88">-<text:span text:style-name="T119">&gt; Added appointment menu in website.</text:span></text:p>
          </table:table-cell>
          <table:table-cell table:style-name="Table1.A2" office:value-type="string">
            <text:p text:style-name="P18">-<text:span text:style-name="T120">&gt; Created appointment page using html and css</text:span></text:p>
          </table:table-cell>
          <table:table-cell table:style-name="Table1.E2" office:value-type="string">
            <text:p text:style-name="P92"><text:span text:style-name="T99">-</text:span><text:span text:style-name="T103">&gt; Created </text:span><text:span text:style-name="T104">2 routes in controller t</text:span></text:p>
            <text:p text:style-name="P93"><text:span text:style-name="T105">1) t</text:span><text:span text:style-name="T104">o render appointment page </text:span></text:p>
            <text:p text:style-name="P93"><text:span text:style-name="T106"/></text:p>
            <text:p text:style-name="P93"><text:span text:style-name="T106">2) </text:span><text:span text:style-name="T104">to insert data in doctor.appointment model</text:span></text:p>
          </table:table-cell>
        </table:table-row>
      </table:table>
      <text:p text:style-name="Standard"/>
      <text:p text:style-name="Standard"/>
      <text:p text:style-name="Standard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4-10T17:46:51.439645044</dc:date>
    <meta:editing-duration>PT16H57M10S</meta:editing-duration>
    <meta:editing-cycles>272</meta:editing-cycles>
    <meta:document-statistic meta:table-count="1" meta:image-count="0" meta:object-count="1" meta:page-count="7" meta:paragraph-count="207" meta:word-count="1247" meta:character-count="7653" meta:non-whitespace-character-count="658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